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0.50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row table:style-name="ro2">
          <table:table-cell/>
          <table:table-cell office:value-type="string">
            <text:p>Hz</text:p>
          </table:table-cell>
          <table:table-cell office:value-type="string">
            <text:p>ns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office:value-type="string">
            <text:p>XTAL</text:p>
          </table:table-cell>
          <table:table-cell office:value-type="float" office:value="7680000">
            <text:p>7680000</text:p>
          </table:table-cell>
          <table:table-cell table:formula="of:=TRUNC(1/[.B2]*1000000000)+1" office:value-type="float" office:value="131">
            <text:p>13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2">
          <table:table-cell office:value-type="string">
            <text:p>SPI</text:p>
          </table:table-cell>
          <table:table-cell office:value-type="float" office:value="1250000">
            <text:p>1250000</text:p>
          </table:table-cell>
          <table:table-cell table:formula="of:=TRUNC(1/[.B3]*1000000000)+1" office:value-type="float" office:value="801">
            <text:p>801</text:p>
          </table:table-cell>
          <table:table-cell table:number-columns-repeated="4"/>
          <table:table-cell table:style-name="Default"/>
          <table:table-cell table:number-columns-repeated="2"/>
          <table:table-cell office:value-type="string">
            <text:p>LC-TECH BEFORE RESET COMMAND</text:p>
          </table:table-cell>
          <table:table-cell table:number-columns-repeated="8"/>
        </table:table-row>
        <table:table-row table:style-name="ro2">
          <table:table-cell office:value-type="string">
            <text:p>Samples</text:p>
          </table:table-cell>
          <table:table-cell office:value-type="float" office:value="1000">
            <text:p>1000</text:p>
          </table:table-cell>
          <table:table-cell table:formula="of:=TRUNC(1/[.B4]*1000000000)+1" office:value-type="float" office:value="1000001">
            <text:p>1000001</text:p>
          </table:table-cell>
          <table:table-cell table:number-columns-repeated="4"/>
          <table:table-cell table:style-name="Default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4]+2*[.Q4]+4*[.P4]+8*[.O4]+16*[.N4]+32*[.M4]+64*[.L4]+128*[.K4]" office:value-type="float" office:value="48">
            <text:p>48</text:p>
          </table:table-cell>
        </table:table-row>
        <table:table-row table:style-name="ro2">
          <table:table-cell office:value-type="string">
            <text:p>PG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Default"/>
          <table:table-cell table:number-columns-repeated="2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5]+2*[.Q5]+4*[.P5]+8*[.O5]+16*[.N5]+32*[.M5]+64*[.L5]+128*[.K5]" office:value-type="float" office:value="1">
            <text:p>1</text:p>
          </table:table-cell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[.R6]+2*[.Q6]+4*[.P6]+8*[.O6]+16*[.N6]+32*[.M6]+64*[.L6]+128*[.K6]" office:value-type="float" office:value="32">
            <text:p>32</text:p>
          </table:table-cell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7]+2*[.Q7]+4*[.P7]+8*[.O7]+16*[.N7]+32*[.M7]+64*[.L7]+128*[.K7]" office:value-type="float" office:value="240">
            <text:p>240</text:p>
          </table:table-cell>
        </table:table-row>
        <table:table-row table:style-name="ro2">
          <table:table-cell table:style-name="ce1" office:value-type="string">
            <text:p>CONSTRAINTS</text:p>
          </table:table-cell>
          <table:table-cell table:number-columns-repeated="5"/>
          <table:table-cell office:value-type="string">
            <text:p>MIN</text:p>
          </table:table-cell>
          <table:table-cell table:style-name="Default"/>
          <table:table-cell office:value-type="string">
            <text:p>MAX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8]+2*[.Q8]+4*[.P8]+8*[.O8]+16*[.N8]+32*[.M8]+64*[.L8]+128*[.K8]" office:value-type="float" office:value="225">
            <text:p>225</text:p>
          </table:table-cell>
        </table:table-row>
        <table:table-row table:style-name="ro2">
          <table:table-cell office:value-type="string">
            <text:p>SCLK period</text:p>
          </table:table-cell>
          <table:table-cell table:number-columns-repeated="5"/>
          <table:table-cell table:formula="of:=4*[.C2]" office:value-type="float" office:value="524">
            <text:p>524</text:p>
          </table:table-cell>
          <table:table-cell office:value-type="float" office:value="801">
            <text:p>801</text:p>
          </table:table-cell>
          <table:table-cell table:formula="of:=10*[.C4]" office:value-type="float" office:value="10000010">
            <text:p>100000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9]+2*[.Q9]+4*[.P9]+8*[.O9]+16*[.N9]+32*[.M9]+64*[.L9]+128*[.K9]" office:value-type="float" office:value="219">
            <text:p>219</text:p>
          </table:table-cell>
        </table:table-row>
        <table:table-row table:style-name="ro2">
          <table:table-cell office:value-type="string">
            <text:p>SCLK high width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[.H9]/2" office:value-type="float" office:value="400.5">
            <text:p>400,5</text:p>
          </table:table-cell>
          <table:table-cell table:formula="of:=9*[.C4]" office:value-type="float" office:value="9000009">
            <text:p>9000009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R10]+2*[.Q10]+4*[.P10]+8*[.O10]+16*[.N10]+32*[.M10]+64*[.L10]+128*[.K10]" office:value-type="float" office:value="4">
            <text:p>4</text:p>
          </table:table-cell>
        </table:table-row>
        <table:table-row table:style-name="ro2">
          <table:table-cell office:value-type="string">
            <text:p>SCLK low width</text:p>
          </table:table-cell>
          <table:table-cell table:number-columns-repeated="5"/>
          <table:table-cell office:value-type="float" office:value="200">
            <text:p>200</text:p>
          </table:table-cell>
          <table:table-cell table:formula="of:=[.H9]/2" office:value-type="float" office:value="400.5">
            <text:p>400,5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table:formula="of:=[.R11]+2*[.Q11]+4*[.P11]+8*[.O11]+16*[.N11]+32*[.M11]+64*[.L11]+128*[.K11]" office:value-type="float" office:value="0">
            <text:p>0</text:p>
          </table:table-cell>
        </table:table-row>
        <table:table-row table:style-name="ro3">
          <table:table-cell office:value-type="string">
            <text:p><text:span text:style-name="T1">CS</text:span> low to first SCLK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R12]+2*[.Q12]+4*[.P12]+8*[.O12]+16*[.N12]+32*[.M12]+64*[.L12]+128*[.K12]" office:value-type="float" office:value="24">
            <text:p>24</text:p>
          </table:table-cell>
        </table:table-row>
        <table:table-row table:style-name="ro2">
          <table:table-cell office:value-type="string">
            <text:p>Valid DIN to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*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13]+2*[.Q13]+4*[.P13]+8*[.O13]+16*[.N13]+32*[.M13]+64*[.L13]+128*[.K13]" office:value-type="float" office:value="11">
            <text:p>11</text:p>
          </table:table-cell>
        </table:table-row>
        <table:table-row table:style-name="ro2">
          <table:table-cell office:value-type="string">
            <text:p>Valid DIN from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office:value-type="string">
            <text:p>*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4]+2*[.Q14]+4*[.P14]+8*[.O14]+16*[.N14]+32*[.M14]+64*[.L14]+128*[.K14]" office:value-type="float" office:value="69">
            <text:p>69</text:p>
          </table:table-cell>
        </table:table-row>
        <table:table-row table:style-name="ro2">
          <table:table-cell office:value-type="string">
            <text:p>Delay from last SCLK edge to first SCLK rising edge for DOUT: commands</text:p>
          </table:table-cell>
          <table:table-cell table:number-columns-repeated="5"/>
          <table:table-cell table:formula="of:=50*[.C2]" office:value-type="float" office:value="6550">
            <text:p>6550</text:p>
          </table:table-cell>
          <table:table-cell table:formula="of:=(TRUNC((50*[.C2]+2*[.C3])/1000)+2)*1000" office:value-type="float" office:value="10000">
            <text:p>10000</text:p>
          </table:table-cell>
          <table:table-cell table:number-columns-repeated="11"/>
        </table:table-row>
        <table:table-row table:style-name="ro2">
          <table:table-cell office:value-type="string">
            <text:p>SCLK rising edge to valid new DOUT</text:p>
          </table:table-cell>
          <table:table-cell table:number-columns-repeated="6"/>
          <table:table-cell office:value-type="string">
            <text:p>*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SCLK rising edge to invalid DOUT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table:number-columns-repeated="11"/>
        </table:table-row>
        <table:table-row table:style-name="ro2">
          <table:table-cell office:value-type="string">
            <text:p>Last SCLK falling edge to DOUT high impedance</text:p>
          </table:table-cell>
          <table:table-cell table:number-columns-repeated="5"/>
          <table:table-cell table:formula="of:=6*[.C2]" office:value-type="float" office:value="786">
            <text:p>786</text:p>
          </table:table-cell>
          <table:table-cell office:value-type="string">
            <text:p>**</text:p>
          </table:table-cell>
          <table:table-cell table:formula="of:=10*[.C2]" office:value-type="float" office:value="1310">
            <text:p>1310</text:p>
          </table:table-cell>
          <table:table-cell table:number-columns-repeated="10"/>
        </table:table-row>
        <table:table-row table:style-name="ro3">
          <table:table-cell office:value-type="string">
            <text:p><text:span text:style-name="T1">CS</text:span> low after final SCLK falling edge</text:p>
          </table:table-cell>
          <table:table-cell table:number-columns-repeated="5"/>
          <table:table-cell table:formula="of:=8*[.C2]" office:value-type="float" office:value="1048">
            <text:p>1048</text:p>
          </table:table-cell>
          <table:table-cell table:formula="of:=(TRUNC((8*[.C2]+2*[.C3])/1000)+2)*1000" office:value-type="float" office:value="4000">
            <text:p>4000</text:p>
          </table:table-cell>
          <table:table-cell table:number-columns-repeated="11"/>
        </table:table-row>
        <table:table-row table:style-name="ro2">
          <table:table-cell office:value-type="string">
            <text:p>Final SCLK falling edge of command to first SCLK rising edge of next command</text:p>
          </table:table-cell>
          <table:table-cell table:number-columns-repeated="18"/>
        </table:table-row>
        <table:table-row table:style-name="ro2">
          <table:table-cell table:number-columns-repeated="3"/>
          <table:table-cell office:value-type="string">
            <text:p>-RREG, WREG, RDATA</text:p>
          </table:table-cell>
          <table:table-cell table:number-columns-repeated="2"/>
          <table:table-cell table:formula="of:=4*[.C2]" office:value-type="float" office:value="524">
            <text:p>524</text:p>
          </table:table-cell>
          <table:table-cell table:formula="of:=(TRUNC((4*[.C2]+2*[.C3])/1000)+2)*1000" office:value-type="float" office:value="4000">
            <text:p>4000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>
            <text:p>-RDATAC, <text:span text:style-name="T1">SYNC</text:span></text:p>
          </table:table-cell>
          <table:table-cell table:number-columns-repeated="2"/>
          <table:table-cell table:formula="of:=24*[.C2]" office:value-type="float" office:value="3144">
            <text:p>3144</text:p>
          </table:table-cell>
          <table:table-cell table:formula="of:=(TRUNC((24*[.C2]+2*[.C3])/1000)+2)*1000" office:value-type="float" office:value="6000">
            <text:p>6000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>
            <text:p>-RDATAC, <text:span text:style-name="T1">RESET</text:span>, STANDBY, *CAL</text:p>
          </table:table-cell>
          <table:table-cell table:number-columns-repeated="2"/>
          <table:table-cell office:value-type="string">
            <text:p>w. <text:span text:style-name="T1">DRDY</text:span> low</text:p>
          </table:table-cell>
          <table:table-cell office:value-type="string">
            <text:p>***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*</text:p>
          </table:table-cell>
          <table:table-cell office:value-type="string">
            <text:p>handled by arduino SPI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office:value-type="string">
            <text:p>**</text:p>
          </table:table-cell>
          <table:table-cell office:value-type="string">
            <text:p>SPI clock is always disabled after reading entirely from DOUT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>
            <text:p>***</text:p>
          </table:table-cell>
          <table:table-cell office:value-type="string">
            <text:p>wait for <text:span text:style-name="T1">DRDY</text:span> to go low</text:p>
          </table:table-cell>
          <table:table-cell table:number-columns-repeated="5"/>
          <table:table-cell table:style-name="Default"/>
          <table:table-cell table:number-columns-repeated="11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16/10/2019</text:date>, <text:time>15.09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42:49.08</meta:creation-date>
    <meta:editing-duration>PT17H48M53S</meta:editing-duration>
    <meta:editing-cycles>7</meta:editing-cycles>
    <meta:generator>OpenOffice/4.1.7$Win32 OpenOffice.org_project/417m1$Build-9800</meta:generator>
    <dc:date>2019-10-16T15:09:29.47</dc:date>
    <meta:document-statistic meta:table-count="3" meta:cell-count="168" meta:object-count="0"/>
  </office:meta>
</office:document-meta>
</file>